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PollerEndpoint.processFileNow( File a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ePollerEndpoint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Endpoint.po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Endpoint.setArchive( File arch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Endpoint.isAutoCreate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Endpoint.setRecursive( boolean recur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Endpoint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Endpoint.unlockAsyncFile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PollerEndpoint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Endpoint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PollerEndpoint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Endpoint.getLock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Endpoint.pollFileOrDirectory( File fileOr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Endpoint.isRecurs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Endpoint.moveFile( File src , File target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PollerEndpoint.createLock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Endpoint.setLockManager( LockManager lock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Endpoint.pollFileOrDirectory( File fileOrDirectory , boolean processDi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ePollerEndpoint.pollFile( final File a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ilePollerEndpoint.FilePollerEndpoint( DefaultComponent component ,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Endpoint.FilePollerEndpoint( ServiceUnit serviceUnit ,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Endpoint.setFilter( File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Endpoint.isDelet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Endpoint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PollerEndpoint.setAutoCreateDirectory( boolean autoCreate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Endpoint.process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PollerEndpoint.setDeleteFile( boolean delet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Endpoint.valida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ilePollerEndpoint.process( MessageExchange exchang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FilePollerEndpoint.getArch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Endpoint.FilePoller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ePollerEndpoint.setMarshaler( File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PollerEndpoint.getLocation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